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b82ce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Table_20_Contents">
      <style:text-properties officeooo:rsid="001d7c75" officeooo:paragraph-rsid="001d7c75"/>
    </style:style>
    <style:style style:name="P16" style:family="paragraph">
      <style:paragraph-properties style:writing-mode="lr-tb"/>
    </style:style>
    <style:style style:name="P17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1d7c75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6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1" style:family="text">
      <style:text-properties style:use-window-font-color="true" style:font-name="Arial" fo:font-size="14pt" fo:font-weight="bold" officeooo:rsid="001d7c75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3" style:family="text">
      <style:text-properties fo:font-size="8pt" style:font-size-asian="8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502112286352" text:id="ct140502112286352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502112286560" text:id="ct14050211228656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502112286768" text:id="ct14050211228676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502112286976" text:id="ct14050211228697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502112292528" text:id="ct14050211229252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502112292736" text:id="ct140502112292736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40502112286352"/><text:change-start text:change-id="ct140502112286560"/>Adopt<text:change-end text:change-id="ct140502112286560"/>ed<text:change-start text:change-id="ct140502112286768"/> as a <text:change-end text:change-id="ct140502112286768"/>NMRA <text:change-start text:change-id="ct140502112286976"/>Standard<text:change-end text:change-id="ct140502112286976"/></text:h>
      </text:section>
      <text:p text:style-name="Standard">The OpenLCB Standard document appended to this cover sheet has been formally adopted as a NMRA Standard by the NMRA Board of Directors on the date shown in the <text:span text:style-name="T17">Adopted</text:span> column in the <text:span text:style-name="T16">Version History</text:span> table below.</text:p>
      <text:h text:style-name="Heading_20_1" text:outline-level="1"><text:change text:change-id="ct140502112292528"/><text:change-start text:change-id="ct140502112292736"/>Version History<text:change-end text:change-id="ct140502112292736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</text:span></text:span><text:span text:style-name="Page_20_Number"><text:span text:style-name="T4">8</text:span></text:span><text:span text:style-name="Page_20_Number"><text:span text:style-name="T3">, 201</text:span></text:span><text:span text:style-name="Page_20_Number"><text:span text:style-name="T4">6</text:span></text:span></text:p>
          </table:table-cell>
          <table:table-cell table:style-name="Table2.A2" office:value-type="string">
            <text:p text:style-name="Standard"/>
          </table:table-cell>
          <table:table-cell table:style-name="Table2.C2" office:value-type="string">
            <text:p text:style-name="P15">Initial version submitted for public comment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b82ce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1d7c75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12:39:35.666008098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/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8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S-</text:span><text:span text:style-name="MT12">9.7.x.x</text:span><text:span text:style-name="MT13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4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8</meta:editing-cycles>
    <meta:editing-duration>PT18H52M48S</meta:editing-duration>
    <meta:generator>LibreOffice/4.4.0.3$MacOSX_X86_64 LibreOffice_project/de093506bcdc5fafd9023ee680b8c60e3e0645d7</meta:generator>
    <dc:date>2016-02-08T12:39:35.566729000</dc:date>
    <meta:printed-by>Bob Jacobsen</meta:printed-by>
    <meta:print-date>2010-09-15T08:46:04</meta:print-date>
    <meta:document-statistic meta:table-count="2" meta:image-count="0" meta:object-count="0" meta:page-count="1" meta:paragraph-count="13" meta:word-count="77" meta:character-count="460" meta:non-whitespace-character-count="389"/>
  </office:meta>
</office:document-meta>
</file>